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51f14e" officeooo:paragraph-rsid="0051f14e"/>
    </style:style>
    <style:style style:name="P2" style:family="paragraph" style:parent-style-name="Footer">
      <style:paragraph-properties fo:text-align="end" style:justify-single-word="false"/>
      <style:text-properties officeooo:rsid="002c488f" officeooo:paragraph-rsid="002c488f"/>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itle">
      <style:text-properties officeooo:rsid="00508bc7" officeooo:paragraph-rsid="00508bc7"/>
    </style:style>
    <style:style style:name="P6" style:family="paragraph" style:parent-style-name="Contents_20_Heading">
      <style:paragraph-properties fo:break-before="page"/>
    </style:style>
    <style:style style:name="P7" style:family="paragraph" style:parent-style-name="Text_20_body">
      <style:text-properties officeooo:rsid="0053bea4" officeooo:paragraph-rsid="0053fca6"/>
    </style:style>
    <style:style style:name="P8" style:family="paragraph" style:parent-style-name="Text_20_body">
      <style:text-properties officeooo:paragraph-rsid="00532916"/>
    </style:style>
    <style:style style:name="P9" style:family="paragraph" style:parent-style-name="Text_20_body">
      <style:text-properties officeooo:rsid="0055d01b" officeooo:paragraph-rsid="0055d01b"/>
    </style:style>
    <style:style style:name="P10" style:family="paragraph" style:parent-style-name="Text_20_body" style:list-style-name="L2">
      <style:text-properties officeooo:rsid="0055d01b" officeooo:paragraph-rsid="0055d01b"/>
    </style:style>
    <style:style style:name="P11" style:family="paragraph" style:parent-style-name="Text_20_body">
      <style:text-properties officeooo:rsid="005921f5" officeooo:paragraph-rsid="005921f5"/>
    </style:style>
    <style:style style:name="P12" style:family="paragraph" style:parent-style-name="Text_20_body" style:list-style-name="L3">
      <style:text-properties officeooo:rsid="005921f5" officeooo:paragraph-rsid="005921f5"/>
    </style:style>
    <style:style style:name="P13" style:family="paragraph" style:parent-style-name="Text_20_body">
      <style:text-properties officeooo:rsid="00593091" officeooo:paragraph-rsid="00593091"/>
    </style:style>
    <style:style style:name="P14" style:family="paragraph" style:parent-style-name="Text_20_body">
      <style:text-properties officeooo:rsid="0059b461" officeooo:paragraph-rsid="0059b461"/>
    </style:style>
    <style:style style:name="P15" style:family="paragraph" style:parent-style-name="Text_20_body">
      <style:paragraph-properties fo:text-align="center" style:justify-single-word="false"/>
      <style:text-properties fo:font-weight="bold" officeooo:rsid="0059b461" officeooo:paragraph-rsid="0059b461" style:font-weight-asian="bold" style:font-weight-complex="bold"/>
    </style:style>
    <style:style style:name="P16" style:family="paragraph" style:parent-style-name="Text_20_body">
      <style:paragraph-properties fo:text-align="center" style:justify-single-word="false"/>
      <style:text-properties fo:font-weight="bold" officeooo:rsid="0063d724" officeooo:paragraph-rsid="0063d724" style:font-weight-asian="bold" style:font-weight-complex="bold"/>
    </style:style>
    <style:style style:name="P17" style:family="paragraph" style:parent-style-name="Text_20_body">
      <style:paragraph-properties fo:text-align="start" style:justify-single-word="false"/>
      <style:text-properties fo:font-weight="normal" officeooo:rsid="005e7d80" officeooo:paragraph-rsid="005e7d80" style:font-weight-asian="normal" style:font-weight-complex="normal"/>
    </style:style>
    <style:style style:name="P18" style:family="paragraph" style:parent-style-name="Text_20_body">
      <style:paragraph-properties fo:text-align="start" style:justify-single-word="false"/>
      <style:text-properties fo:font-weight="normal" officeooo:rsid="006587d4" officeooo:paragraph-rsid="006587d4" style:font-weight-asian="normal" style:font-weight-complex="normal"/>
    </style:style>
    <style:style style:name="P19" style:family="paragraph" style:parent-style-name="Text_20_body">
      <style:paragraph-properties fo:text-align="start" style:justify-single-word="false"/>
      <style:text-properties fo:font-weight="normal" officeooo:rsid="00677c28" officeooo:paragraph-rsid="00677c28" style:font-weight-asian="normal" style:font-weight-complex="normal"/>
    </style:style>
    <style:style style:name="P20" style:family="paragraph" style:parent-style-name="Text_20_body">
      <style:text-properties officeooo:rsid="0063d724" officeooo:paragraph-rsid="0063d724"/>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1">
      <style:text-properties officeooo:rsid="000e16ed" officeooo:paragraph-rsid="000e16ed"/>
    </style:style>
    <style:style style:name="P23" style:family="paragraph" style:parent-style-name="Heading_20_1">
      <style:text-properties officeooo:rsid="001f55eb" officeooo:paragraph-rsid="001f55eb"/>
    </style:style>
    <style:style style:name="P24" style:family="paragraph" style:parent-style-name="Heading_20_1">
      <style:text-properties officeooo:rsid="0026f5be" officeooo:paragraph-rsid="0026f5be"/>
    </style:style>
    <style:style style:name="P25" style:family="paragraph" style:parent-style-name="Heading_20_1">
      <style:paragraph-properties fo:break-before="page"/>
    </style:style>
    <style:style style:name="P26" style:family="paragraph">
      <loext:graphic-properties draw:fill="none" draw:fill-color="#ffffff"/>
    </style:style>
    <style:style style:name="T1" style:family="text">
      <style:text-properties officeooo:rsid="000c7e90"/>
    </style:style>
    <style:style style:name="T2" style:family="text">
      <style:text-properties officeooo:rsid="00508bc7"/>
    </style:style>
    <style:style style:name="T3" style:family="text">
      <style:text-properties officeooo:rsid="00532916"/>
    </style:style>
    <style:style style:name="T4" style:family="text">
      <style:text-properties officeooo:rsid="0053fca6"/>
    </style:style>
    <style:style style:name="T5" style:family="text">
      <style:text-properties officeooo:rsid="0061cc7b"/>
    </style:style>
    <style:style style:name="T6" style:family="text">
      <style:text-properties officeooo:rsid="006665f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width="0.653cm" draw:marker-end-width="0.653cm" draw:fill="none" draw:fill-color="#ffffff" fo:min-height="4.93cm" fo:padding-top="0.049cm" fo:padding-bottom="0.049cm" fo:padding-left="0.049cm" fo:padding-right="0.049cm" style:run-through="foreground" style:wrap="none" style:vertical-pos="from-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5">Konvexe Hüllen</text:p>
      <text:p text:style-name="P5"><text:s/>mit “qhull”</text:p>
      <text:p text:style-name="Text_20_body"/>
      <text:p text:style-name="Subtitle">Dokumentation zur <text:span text:style-name="T2">vierten</text:span> Aufgabe im Modul</text:p>
      <text:p text:style-name="Subtitle">„Computational Geometry“</text:p>
      <text:p text:style-name="Text_20_body"/>
      <text:p text:style-name="P3">Michael Röder, <text:span text:style-name="T1">Markus Hüttner</text:span></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21"><text:a xlink:type="simple" xlink:href="#__RefHeading___Toc259_1795555644" text:style-name="Index_20_Link" text:visited-style-name="Index_20_Link">1. Beschreibung der Aufgabe<text:tab/>3</text:a></text:p>
          <text:p text:style-name="P21"><text:a xlink:type="simple" xlink:href="#__RefHeading___Toc261_1795555644" text:style-name="Index_20_Link" text:visited-style-name="Index_20_Link">2. Beschreibung “qhull”<text:tab/>3</text:a></text:p>
          <text:p text:style-name="P21"><text:a xlink:type="simple" xlink:href="#__RefHeading___Toc271_1795555644" text:style-name="Index_20_Link" text:visited-style-name="Index_20_Link">3. Erzeugung der Testdaten<text:tab/>3</text:a></text:p>
          <text:p text:style-name="P21"><text:a xlink:type="simple" xlink:href="#__RefHeading___Toc283_1795555644" text:style-name="Index_20_Link" text:visited-style-name="Index_20_Link">4 Berechnung mit “qhull”<text:tab/>4</text:a></text:p>
          <text:p text:style-name="P21"><text:a xlink:type="simple" xlink:href="#__RefHeading___Toc850_1995393158" text:style-name="Index_20_Link" text:visited-style-name="Index_20_Link">5 Ergebnis und Auswertung<text:tab/>4</text:a></text:p>
        </text:index-body>
      </text:table-of-content>
      <text:p text:style-name="P4"/>
      <text:h text:style-name="P25" text:outline-level="1"><text:bookmark-start text:name="__RefHeading___Toc259_1795555644"/>1. Beschreibung de<text:span text:style-name="T3">r</text:span> <text:span text:style-name="T3">Aufgabe</text:span><text:bookmark-end text:name="__RefHeading___Toc259_1795555644"/></text:h>
      <text:p text:style-name="P8"><text:span text:style-name="T3">In vierten Praktikum soll mit dem Programm “qhull” gearbeitet werden. Es sollen Punktemengen für 2-8 Dimensionen erzeugt werden. Zudem soll für jede Dimension verschiedene Megen an Punkten erzeugt werden. Anschließend soll zu den erzeugten Punktemengen eine konvexe Hülle berechnet werden und die benötigte Zeit ausgewertet werden.</text:span></text:p>
      <text:h text:style-name="P22" text:outline-level="1"><text:bookmark-start text:name="__RefHeading___Toc261_1795555644"/>2. <text:span text:style-name="T4">Beschreibung “qhull”</text:span><text:bookmark-end text:name="__RefHeading___Toc261_1795555644"/></text:h>
      <text:p text:style-name="P7">Das Programm qhull bringt bereits ein Werkzeug zum erzeugen von Punktemengen mit, “rbox”. Mit <text:s/>Hilfe von rbox können Punktemengen in verschiedenen Dimensionen erzeugt werden.</text:p>
      <text:p text:style-name="P7">Zur Berechnung der konvexen Hülle kann dass Programm “qhull” selbst benutzt werden. Als Ausgabe werden einige Parameter zur Berechneten konvexen Hülle geliefert, insbesondere die Berechnungszeit.</text:p>
      <text:h text:style-name="P23" text:outline-level="1"><text:bookmark-start text:name="__RefHeading___Toc271_1795555644"/>3. Erzeugung der Testdaten<text:bookmark-end text:name="__RefHeading___Toc271_1795555644"/></text:h>
      <text:p text:style-name="P9">Das Programm rbox kann mit Hilfe einiger Eingabe Parameter gesteuert werden. Folgende Parameter sind für das Praktikum von Relevanz:</text:p>
      <text:list xml:id="list2150651836" text:style-name="L2">
        <text:list-item>
          <text:p text:style-name="P10">Anzahl der zu erstellenden Punkte. Wird als Integer auf der Kommandozeile übergeben.</text:p>
        </text:list-item>
        <text:list-item>
          <text:p text:style-name="P10">Dimension der Punktemenge. Wird in der Form Dn auf der Kommandozeile übergeben. Beispielsweise für die Dimension 4: D4</text:p>
        </text:list-item>
        <text:list-item>
          <text:p text:style-name="P10">Angabe der Bounding Box der Punktemenge. Beschreibt die maximalen Werte, positiv als auch negativ, für die erzeugten Punkte. Als Standardwert ist von rbox 0.5 vorgegeben. Die übergabe an rbox erfolgt in der Form Bn auf der Kommandozeile. Beispielsweise für Bounding Box von 10: B10</text:p>
        </text:list-item>
      </text:list>
      <text:p text:style-name="P13">Für alle erzeugtend Punktemengen wurde eine Bounding Box von 10 gewählt.</text:p>
      <text:p text:style-name="P11">Als Mengen für die Testdaten wurden folgende Werte gewählt (in 10³):</text:p>
      <text:list xml:id="list4199546661" text:style-name="L3">
        <text:list-item>
          <text:p text:style-name="P12">1</text:p>
        </text:list-item>
        <text:list-item>
          <text:p text:style-name="P12">10</text:p>
        </text:list-item>
        <text:list-item>
          <text:p text:style-name="P12">100</text:p>
        </text:list-item>
        <text:list-item>
          <text:p text:style-name="P12">1000</text:p>
        </text:list-item>
      </text:list>
      <text:p text:style-name="P14">Beispielhaft ist ein Aufruf von rbox für die Dimension 4 mit 10000 Punkten und der Bounding Box 10 dargestellt. Die erzeugte Punktemenge wird hier direkt in die Datei “d4_10k.dat” geschrieben.</text:p>
      <text:p text:style-name="P15">./qhull/rbox 10000 D4 B10 &gt; ./testdata/d4_10k.dat</text:p>
      <text:p text:style-name="P17">Aus den Beschriebenen Parameter, Dimension 2-8, 4 Mengen pro Dimension ergeben sich letztlich 28 Punktemengen.</text:p>
      <text:h text:style-name="P24" text:outline-level="1"><text:bookmark-start text:name="__RefHeading___Toc283_1795555644"/><text:soft-page-break/>4 Berechnung mit “qhull”<text:bookmark-end text:name="__RefHeading___Toc283_1795555644"/></text:h>
      <text:p text:style-name="P20">qhull benötigt als Eingabe Parameter die Dimenstion, die Anzahl der Punkte und anschließend die Punkt Koordinaten. Da das Programm rbox bereits ein Ausgabe Format erzeugt, dass qhull einlesen kann, können die erzeugten Testdateien direkt verwendet werden.</text:p>
      <text:p text:style-name="P20">Beispielhaft wird ein Aufruf von qhull für die in Abschnitt 3 erzeugten Testdaten dargestellt.</text:p>
      <text:p text:style-name="P16">./qhull/qconvex &lt; ./testdata/d4_10k.dat &gt;&gt; ./results/results_4d.txt</text:p>
      <text:p text:style-name="P18">Das Ergebnis der Berechnung wird in die Datei results_4d.txt geschrieben.</text:p>
      <text:p text:style-name="P18">Die Ausgabe sieht <text:span text:style-name="T6">wie</text:span> folgend aus:</text:p>
      <text:p text:style-name="P19"><draw:frame text:anchor-type="paragraph" draw:z-index="0" draw:name="Form1" draw:style-name="gr1" draw:text-style-name="P26" svg:width="11.284cm" svg:height="5.03cm" svg:x="2.858cm" svg:y="0.03cm"><draw:text-box><text:p>Convex hull of 10000 points in 4-d:</text:p><text:p/><text:p><text:s text:c="2"/>Number of vertices: 377</text:p><text:p><text:s text:c="2"/>Number of facets: 2089</text:p><text:p/><text:p>Statistics for: rbox 10000 D4 B10 | qconvex</text:p><text:p/><text:p><text:s text:c="2"/>Number of points processed: 523</text:p><text:p><text:s text:c="2"/>Number of hyperplanes created: 9434</text:p><text:p><text:s text:c="2"/>Number of distance tests for qhull: 365529</text:p><text:p><text:s text:c="2"/>CPU seconds to compute hull (after input): 0.008012</text:p></draw:text-box></draw:frame>Neben einiger Daten zum Ergebnis der Berechnung sind vorallem die benötigten CPU seconds angegeben. Dieser Wert wird für die folgende Auswertung verwendet.</text:p>
      <text:h text:style-name="Heading_20_1" text:outline-level="1"><text:bookmark-start text:name="__RefHeading___Toc850_1995393158"/><text:span text:style-name="T5">5</text:span> <text:span text:style-name="T5">Ergebnis und Auswertung</text:span><text:bookmark-end text:name="__RefHeading___Toc850_1995393158"/></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Monospace" fo:font-family="Monospace" style:font-family-generic="roman" style:font-pitch="variable" fo:font-size="10pt" officeooo:rsid="00294fa9"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fo:font-size="12pt" officeooo:rsid="000ca3e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51f14e" officeooo:paragraph-rsid="0051f14e"/>
    </style:style>
    <style:style style:name="MP2" style:family="paragraph" style:parent-style-name="Footer">
      <style:paragraph-properties fo:text-align="end" style:justify-single-word="false"/>
      <style:text-properties officeooo:rsid="002c488f" officeooo:paragraph-rsid="002c48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nvexe Hüllen mit “qhull”</text:p>
        <text:p text:style-name="MP2">Seite <text:page-number text:select-page="current">2</text:page-number><text:s/>von <text:page-count>4</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6-18T13:58:53.216997354</dc:date>
    <meta:editing-duration>PT2H46M36S</meta:editing-duration>
    <meta:editing-cycles>81</meta:editing-cycles>
    <meta:generator>LibreOffice/6.0.3.2$Linux_X86_64 LibreOffice_project/00m0$Build-2</meta:generator>
    <meta:document-statistic meta:table-count="0" meta:image-count="0" meta:object-count="0" meta:page-count="4" meta:paragraph-count="40" meta:word-count="435" meta:character-count="2944" meta:non-whitespace-character-count="2555"/>
  </office:meta>
</office:document-meta>
</file>